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WWNum9">
      <style:paragraph-properties fo:margin-top="0.0417in" fo:margin-bottom="0in" loext:contextual-spacing="false" fo:line-height="100%"/>
      <style:text-properties style:font-name="Calibri" fo:font-size="9pt" fo:language="el" fo:country="GR" officeooo:paragraph-rsid="001e8b66" style:font-name-asian="Times New Roman" style:font-size-asian="9pt" style:language-asian="el" style:country-asian="GR" style:font-name-complex="Times New Roman" style:font-size-complex="10pt"/>
    </style:style>
    <style:style style:name="P2" style:family="paragraph" style:parent-style-name="Standard" style:list-style-name="WWNum8">
      <style:paragraph-properties fo:margin-top="0.0417in" fo:margin-bottom="0in" loext:contextual-spacing="false" fo:line-height="100%"/>
      <style:text-properties style:font-name="Calibri" fo:language="el" fo:country="GR" officeooo:paragraph-rsid="001e8b66" style:font-name-asian="Times New Roman" style:language-asian="el" style:country-asian="GR" style:font-name-complex="Times New Roman" style:font-size-complex="10pt"/>
    </style:style>
    <style:style style:name="P3" style:family="paragraph" style:parent-style-name="Text_20_body">
      <style:paragraph-properties fo:text-align="justify" style:justify-single-word="false"/>
      <style:text-properties fo:language="el" fo:country="GR"/>
    </style:style>
    <style:style style:name="P4" style:family="paragraph" style:parent-style-name="Text_20_body">
      <style:paragraph-properties fo:text-align="justify" style:justify-single-word="false"/>
      <style:text-properties fo:language="el" fo:country="GR" officeooo:paragraph-rsid="0040ff6b"/>
    </style:style>
    <style:style style:name="P5" style:family="paragraph" style:parent-style-name="Text_20_body">
      <style:paragraph-properties fo:text-align="justify" style:justify-single-word="false"/>
      <style:text-properties fo:language="el" fo:country="GR" officeooo:paragraph-rsid="003969f6"/>
    </style:style>
    <style:style style:name="P6" style:family="paragraph" style:parent-style-name="Text_20_body">
      <style:paragraph-properties fo:text-align="justify" style:justify-single-word="false"/>
      <style:text-properties fo:language="el" fo:country="GR" officeooo:rsid="00242484" officeooo:paragraph-rsid="002dd565"/>
    </style:style>
    <style:style style:name="P7" style:family="paragraph" style:parent-style-name="Text_20_body">
      <style:paragraph-properties fo:text-align="justify" style:justify-single-word="false"/>
      <style:text-properties fo:language="el" fo:country="GR" officeooo:rsid="0036d65d" officeooo:paragraph-rsid="0045317b"/>
    </style:style>
    <style:style style:name="P8" style:family="paragraph" style:parent-style-name="Text_20_body">
      <style:paragraph-properties fo:text-align="justify" style:justify-single-word="false"/>
      <style:text-properties fo:language="el" fo:country="GR" officeooo:rsid="003b4d2c" officeooo:paragraph-rsid="003b4d2c"/>
    </style:style>
    <style:style style:name="P9" style:family="paragraph" style:parent-style-name="Text_20_body">
      <style:paragraph-properties fo:text-align="justify" style:justify-single-word="false"/>
      <style:text-properties fo:language="el" fo:country="GR" officeooo:rsid="0051fdde" officeooo:paragraph-rsid="0051fdde"/>
    </style:style>
    <style:style style:name="P10" style:family="paragraph" style:parent-style-name="Text_20_body">
      <style:paragraph-properties fo:text-align="justify" style:justify-single-word="false"/>
      <style:text-properties fo:language="el" fo:country="GR" officeooo:rsid="005b25da" officeooo:paragraph-rsid="005b25da"/>
    </style:style>
    <style:style style:name="P11" style:family="paragraph" style:parent-style-name="Text_20_body">
      <style:paragraph-properties fo:text-align="justify" style:justify-single-word="false"/>
      <style:text-properties fo:language="el" fo:country="GR" officeooo:rsid="0062b36e" officeooo:paragraph-rsid="0062b36e"/>
    </style:style>
    <style:style style:name="P12" style:family="paragraph" style:parent-style-name="Text_20_body">
      <style:paragraph-properties fo:text-align="justify" style:justify-single-word="false"/>
      <style:text-properties fo:language="el" fo:country="GR" officeooo:rsid="006b3b82" officeooo:paragraph-rsid="006c261a"/>
    </style:style>
    <style:style style:name="P13" style:family="paragraph" style:parent-style-name="Text_20_body">
      <style:paragraph-properties fo:text-align="justify" style:justify-single-word="false"/>
      <style:text-properties fo:language="el" fo:country="GR" officeooo:rsid="006d7957" officeooo:paragraph-rsid="006d7957"/>
    </style:style>
    <style:style style:name="P14" style:family="paragraph" style:parent-style-name="Text_20_body">
      <style:paragraph-properties fo:text-align="justify" style:justify-single-word="false"/>
      <style:text-properties fo:language="el" fo:country="GR" officeooo:rsid="006e7095" officeooo:paragraph-rsid="006e7095"/>
    </style:style>
    <style:style style:name="P15" style:family="paragraph" style:parent-style-name="Heading_20_1">
      <style:text-properties fo:language="el" fo:country="GR"/>
    </style:style>
    <style:style style:name="T1" style:family="text">
      <style:text-properties officeooo:rsid="001f1d67"/>
    </style:style>
    <style:style style:name="T2" style:family="text">
      <style:text-properties officeooo:rsid="002373ca"/>
    </style:style>
    <style:style style:name="T3" style:family="text">
      <style:text-properties officeooo:rsid="002600bb"/>
    </style:style>
    <style:style style:name="T4" style:family="text">
      <style:text-properties officeooo:rsid="0032957d"/>
    </style:style>
    <style:style style:name="T5" style:family="text">
      <style:text-properties officeooo:rsid="00388371"/>
    </style:style>
    <style:style style:name="T6" style:family="text">
      <style:text-properties officeooo:rsid="003b5c78"/>
    </style:style>
    <style:style style:name="T7" style:family="text">
      <style:text-properties officeooo:rsid="0040ff6b"/>
    </style:style>
    <style:style style:name="T8" style:family="text">
      <style:text-properties fo:language="el" fo:country="GR"/>
    </style:style>
    <style:style style:name="T9" style:family="text">
      <style:text-properties fo:language="el" fo:country="GR" officeooo:rsid="00388371"/>
    </style:style>
    <style:style style:name="T10" style:family="text">
      <style:text-properties fo:language="el" fo:country="GR" fo:font-style="normal" style:font-name-asian="Times New Roman" style:language-asian="el" style:country-asian="GR" style:font-style-asian="normal" style:font-name-complex="Times New Roman" style:font-style-complex="normal"/>
    </style:style>
    <style:style style:name="T11" style:family="text">
      <style:text-properties fo:language="el" fo:country="GR" fo:font-style="normal" officeooo:rsid="0014b00d" style:font-name-asian="Times New Roman" style:language-asian="el" style:country-asian="GR" style:font-style-asian="normal" style:font-name-complex="Times New Roman" style:font-style-complex="normal"/>
    </style:style>
    <style:style style:name="T12" style:family="text">
      <style:text-properties fo:language="el" fo:country="GR" fo:font-style="normal" officeooo:rsid="00091475" style:font-name-asian="Times New Roman" style:language-asian="el" style:country-asian="GR" style:font-style-asian="normal" style:font-name-complex="Times New Roman" style:font-style-complex="normal"/>
    </style:style>
    <style:style style:name="T13" style:family="text">
      <style:text-properties fo:language="el" fo:country="GR" fo:font-style="normal" officeooo:rsid="000d349d" style:font-name-asian="Times New Roman" style:language-asian="el" style:country-asian="GR" style:font-style-asian="normal" style:font-name-complex="Times New Roman" style:font-style-complex="normal"/>
    </style:style>
    <style:style style:name="T14" style:family="text">
      <style:text-properties fo:language="el" fo:country="GR" fo:font-style="normal" officeooo:rsid="000e8111" style:font-name-asian="Times New Roman" style:language-asian="el" style:country-asian="GR" style:font-style-asian="normal" style:font-name-complex="Times New Roman" style:font-style-complex="normal"/>
    </style:style>
    <style:style style:name="T15" style:family="text">
      <style:text-properties fo:language="el" fo:country="GR" fo:font-style="normal" officeooo:rsid="00101ce6" style:font-name-asian="Times New Roman" style:language-asian="el" style:country-asian="GR" style:font-style-asian="normal" style:font-name-complex="Times New Roman" style:font-style-complex="normal"/>
    </style:style>
    <style:style style:name="T16" style:family="text">
      <style:text-properties fo:language="el" fo:country="GR" fo:font-style="normal" officeooo:rsid="00108f50" style:font-name-asian="Times New Roman" style:language-asian="el" style:country-asian="GR" style:font-style-asian="normal" style:font-name-complex="Times New Roman" style:font-style-complex="normal"/>
    </style:style>
    <style:style style:name="T17" style:family="text">
      <style:text-properties officeooo:rsid="0053b89b"/>
    </style:style>
    <style:style style:name="T18" style:family="text">
      <style:text-properties officeooo:rsid="005dab4d"/>
    </style:style>
    <style:style style:name="T19" style:family="text">
      <style:text-properties officeooo:rsid="0060cfb7"/>
    </style:style>
    <style:style style:name="T20" style:family="text">
      <style:text-properties officeooo:rsid="00643d01"/>
    </style:style>
    <style:style style:name="T21" style:family="text">
      <style:text-properties officeooo:rsid="006c261a"/>
    </style:style>
    <style:style style:name="T22" style:family="text">
      <style:text-properties officeooo:rsid="006db084"/>
    </style:style>
    <style:style style:name="T23" style:family="text">
      <style:text-properties officeooo:rsid="006e9f46"/>
    </style:style>
    <style:style style:name="T24" style:family="text">
      <style:text-properties officeooo:rsid="007279e8"/>
    </style:style>
    <style:style style:name="T25" style:family="text">
      <style:text-properties officeooo:rsid="00178d17"/>
    </style:style>
    <style:style style:name="T26" style:family="text">
      <style:text-properties officeooo:rsid="001264d4"/>
    </style:style>
    <style:style style:name="T27" style:family="text">
      <style:text-properties fo:font-style="normal" style:font-name-asian="Times New Roman" style:language-asian="el" style:country-asian="GR" style:font-style-asian="normal" style:font-name-complex="Times New Roman" style:font-style-complex="normal"/>
    </style:style>
    <style:style style:name="T28" style:family="text">
      <style:text-properties fo:font-style="normal" officeooo:rsid="0014b00d" style:font-name-asian="Times New Roman" style:language-asian="el" style:country-asian="GR" style:font-style-asian="normal" style:font-name-complex="Times New Roman" style:font-style-complex="normal"/>
    </style:style>
    <style:style style:name="T29" style:family="text">
      <style:text-properties fo:font-style="normal" officeooo:rsid="00091475" style:font-name-asian="Times New Roman" style:language-asian="el" style:country-asian="GR" style:font-style-asian="normal" style:font-name-complex="Times New Roman" style:font-style-complex="normal"/>
    </style:style>
    <style:style style:name="T30" style:family="text">
      <style:text-properties fo:font-style="normal" officeooo:rsid="000d349d" style:font-name-asian="Times New Roman" style:language-asian="el" style:country-asian="GR" style:font-style-asian="normal" style:font-name-complex="Times New Roman" style:font-style-complex="normal"/>
    </style:style>
    <style:style style:name="T31" style:family="text">
      <style:text-properties fo:font-style="normal" officeooo:rsid="000e8111" style:font-name-asian="Times New Roman" style:language-asian="el" style:country-asian="GR" style:font-style-asian="normal" style:font-name-complex="Times New Roman" style:font-style-complex="normal"/>
    </style:style>
    <style:style style:name="T32" style:family="text">
      <style:text-properties fo:font-style="normal" officeooo:rsid="00101ce6" style:font-name-asian="Times New Roman" style:language-asian="el" style:country-asian="GR" style:font-style-asian="normal" style:font-name-complex="Times New Roman" style:font-style-complex="normal"/>
    </style:style>
    <style:style style:name="T33" style:family="text">
      <style:text-properties fo:font-style="normal" officeooo:rsid="00108f50" style:font-name-asian="Times New Roman" style:language-asian="el" style:country-asian="GR" style:font-style-asian="normal" style:font-name-complex="Times New Roman" style:font-style-complex="normal"/>
    </style:style>
    <style:style style:name="T34" style:family="text">
      <style:text-properties fo:font-style="normal" officeooo:rsid="0075dee2" style:font-name-asian="Times New Roman" style:language-asian="el" style:country-asian="GR" style:font-style-asian="normal" style:font-name-complex="Times New Roman" style:font-style-complex="normal"/>
    </style:style>
    <style:style style:name="T35" style:family="text">
      <style:text-properties officeooo:rsid="0075dee2"/>
    </style:style>
    <style:style style:name="T36" style:family="text">
      <style:text-properties officeooo:rsid="00772b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Εισαγωγή</text:h>
      <text:p text:style-name="P3"><text:span text:style-name="T27">Η Ελλάδα βρίσκεται σε μία από τις πλέον τεκτονικά ενεργές περιοχές της γης. Πλήθος τεκτονικών αλλά και ηφαιστειακών φαινομένων λαμβάνουν χώρα, με υψηλή συχνότητα </text:span><text:span text:style-name="T28">σε όλη την επικράτεια. Το <text:s/>γεωτεκτονικό υπόβαθρο της περιοχής αποτελεί ακόμη αντικείμενο μελέτης, σημαντικό όχι μόνο τοπικά, αλλά και σε παγκόσμιο επίπεδο, ώστε να γίνουν κατανοητές διεργασίες και φαινόμενα που λαμβάνουν χώρα σε διαφορετικές περιοχές.</text:span></text:p>
      <text:p text:style-name="P3"><text:span text:style-name="T27">Το τεκτονικό υπόβαθρο της Ανατολικής Μεσογείου χαρακτηρίζεται κυρίως από της σύγκλιση σε διεύθυνση Βορρά – Νότου των τεκτονικών πλακών της Ευρασίας και της Αφρικής. <text:s/></text:span><text:span text:style-name="T29">Ωστόσο όλα τα διαφορετικά είδη τεκτονικής δραστηριότητας μπορούν να παρατηρηθούν στον Ελλαδικό Χώρο. </text:span></text:p>
      <text:p text:style-name="P3"><text:span text:style-name="T29">Τ</text:span><text:span text:style-name="T27">α πιο ενδιαφέρον γεωλογικά χαρακτηριστικά που έχουν προέλθει από την επίδραση του συνόλου της τεκτονικής δραστηριότητας στην Ελλάδα είναι η Ελληνική Τάφρος, το Ελληνικό Τόξο </text:span><text:span text:style-name="T30">το οποίο περιλαμβάνει το εξωτερικό ιζηματογενές τόξο και το εσωτερικό ηφαιστειακό τόξο και η Τάφρος του Βορείου Αιγαίου (Papazachos and Papazachou, 1997).</text:span></text:p>
      <text:p text:style-name="P3"><text:span text:style-name="T29">Η </text:span><text:span text:style-name="T27">Ελληνική Ζώνη καταβύθισης (Hellenic Subduction Zone) αποτελεί <text:s/>σημαντικό πεδίο έρευνας σε παγκόσμιο επίπεδο καθώς έχει εξαιρετικά υψηλή αναλογία από μη σεισμική σε σεισμική ολίσθηση (Jackson et. Al,1988). <text:s/></text:span><text:span text:style-name="T30">Στην περιοχή των Ιονίων νήσων, η καταβύθιση μετατρέπεται σε συμπίεση με διεύθυνση Βορρά – Νότου και αποτελεί το βορειοδυτικό άκρο της λιθοσφαιρικής πλάκας του Αιγαίου που ορίζεται από το ρήγμα μετασχηματισμού δεξιόστροφης οριζόντιας ολίσθησης της </text:span><text:span text:style-name="T34">Κεφαλλονιάς</text:span><text:span text:style-name="T30"> (Scordilis et al., 1985). </text:span></text:p>
      <text:p text:style-name="P3"><text:span text:style-name="T31">Συνολικά η </text:span><text:span text:style-name="T32">Ελλάδα</text:span><text:span text:style-name="T31"> χαρακτηρίζεται από έντονη σεισμικότητα και σε μέγεθος και σε συχνότητα σεισμών. </text:span><text:span text:style-name="T32">Αρκετοί ισχυροί σεισμοί έχουν καταγραφεί, πολλοί από τους οποίους έχουν συμβεί κοντά σε πυκνοκατοικημένες περιοχές, με αποτέλεσμα καταστροφές στις υποδομές </text:span><text:span text:style-name="T33">και το φυσικό περιβάλλον</text:span><text:span text:style-name="T32"> αλλά και ανθρώπινα θύματα.</text:span></text:p>
      <text:p text:style-name="P3">Η χώρα μας επίσης διαθέτει ενεργά ηφαίστεια, τα οποία παρουσιάζουν ιδιαίτερο ενδιαφέρον. Μόλις λίγα χρόνια πριν (2011-2012), υπήρξε έντονη ηφαιστειακή δραστηριότητα στην καλντέρα της Σαντορίνης· η νήσος επηρεάστηκε με έντονες, βίαιες μετακινήσεις οι οποίες μέσω δορυφορικών μεθόδων παρακολούθησης αναγνωρίστηκαν ως “φούσκωμα” ολόκληρης της νήσου.</text:p>
      <text:p text:style-name="P3">Τόσο η τεκτονική όσο και η ηφαιστειακή δραστηριότητα, δύναται πλέον να μελετηθεί με χρήση δορυφορικών γεωδαιτικών δεδομένων. Πιο συγκεκριμένα, οι σύγχρονες εξελίξεις στον τομέα των Παγκόσμιων Δορυφορικών Συστημάτων Εντοπισμού (Global Navigation Satellite Systems, GNSS), επιτρέπει τη χρήση τους για την παρακολούθηση και εξιχνίαση των κινήσεων του στερεού φλοιού.</text:p>
      <text:p text:style-name="P3">Από τα τέλη της δεκαετίας του 1980, <text:s/>η ανάπτυξη του <text:span text:style-name="T26">συστήματος GPS οδήγησε στην ίδρυση δικτύων σε περιοχές ενδιαφέροντος για την παρακολούθηση παραμορφώσεων. Η ραγδαία εξέλιξη των σύγχρονων συστημάτων GNSS έχει ως αποτέλεσμα την εγκατάσταση πολλών μόνιμων σταθμών σε ολόκληρη σχεδόν τη χώρα. <text:s/>Η εγκατάσταση των μόνιμων σταθμών έδωσε τη δυνατότητα να υπάρχει </text:span><text:soft-page-break/><text:span text:style-name="T26">μεγάλος όγκος συνεχόμενων παρατηρήσεων για μεγαλύτερα χρονικά διαστήματα τα οποία μπορούν να αξιοποιηθούν κάθε φορά και με διαφορετικό τρόπο. </text:span></text:p>
      <text:p text:style-name="P3">Η ανάλυση των παρατηρήσεων σε ημερήσια βάσης έχει συμβάλει στη μελέτη των τεκτονικών μετατοπίσεων στην περιοχή. Τα εργαστήρια της Ανώτερης Γεωδαισίας <text:span text:style-name="T36">(ΕΑΓ)</text:span> και το Κέντρο Δορυφόρων Διονύσου <text:span text:style-name="T36">(ΚΔΔ) τους Εθνικού Μετσόβιου Πολυτεχνείου,</text:span> έχουν μεγάλη εμπειρία σε αυτό το πεδίο έρευνας τις τελευταίες δεκαετίες. </text:p>
      <text:p text:style-name="P3">Σκοπός της παρούσας πρότασης είναι ο εκσυγχρονισμός και η εξέλιξη της ανάλυσης των γεωδαιτικών δεδομένων GNSS σε χρονικά διαστήματα μικρότερα της ημέρας με αποτελέσματα που θα δίνονται σε πραγματικό ή σχεδόν πραγματικό χρόνο. Ο στόχος είναι η καλύτερη παρακολούθηση και μελέτη βίαιων φαινομένων όπως σεισμοί, κατολισθήσεις, ηφαιστειακές εκρήξεις. Η διερεύνηση των δυνατοτήτων που δίνει μια τέτοια ανάλυση για ένα σύστημα έγκαιρης προειδοποίησης (early warning system). Τέλος τα αποτελέσματα μπορούν να χρησιμοποιηθούν για την παρακολούθηση διεργασιών στην ατμόσφαιρας (τροπόσφαιρα – ιονόσφαιρα).</text:p>
      <text:p text:style-name="P3">Η ελεύθερη πρόσβαση στα αποτελέσματα της έρευνας από την επιστημονική κοινότητα για <text:span text:style-name="T25">περαιτέρω ανάλυση είναι ένα από τα σημεία κλειδιά της εργασίας.</text:span></text:p>
      <text:h text:style-name="P15" text:outline-level="1">Ερευνητικά Ερωτήματα</text:h>
      <text:p text:style-name="P3">Το ελληνικό τεκτονικό υπόβαθρο, παραμένει έως σήμερα ένα ανοιχτό πεδίο επιστημονικής μελέτης. Οι διεργασίες που λαμβάνουν χώρα δεν έχουν ακόμη αποσαφηνιστεί ως προς τις αιτίες τους. Το ίδιο συμβαίνει, σε πλεονάζοντα μάλιστα βαθμό, για το ηφαιστειακό υπόβαθρο της περιοχής. Τα ερωτήματα αυτά είναι κρίσιμα και δυσεπίλυτα και οι δορυφορικές μέθοδοι χρησιμοποιούνται εκτενώς πλέον για την μελέτη τους, με σημαντικά αποτελέσματα. <text:span text:style-name="T1">Μάλιστα, τα τελευταία χρόνια, με την διεύρυνση και την εξέλιξη των δικτύων μόνιμων σταθμών καταγραφής GNSS, τα συστήματα δορυφορικού εντοπισμού παίζουν καίριο και αποτελούν αναντικατάστατο κομμάτι της έρευνας για κάθε γεωεπιστήμη. Ο κλάδος της Τεκτονικής Γεωδαισίας είναι ραγδαία αναπτυσσόμενος και δύναται να παίξει σημαντικό ρόλο στην κατανόηση του πολύπλοκου Ελληνικού γεωλογικού και ηφαιστειακού υποβάθρου.</text:span></text:p>
      <text:p text:style-name="P3">Τα όρια μέχρι τα οποία μπορούν τα <text:s/>Παγκόσμια Δορυφορικά Συστήματα Εντοπισμού να προσφέρουν απαντήσεις είναι ακόμη <text:span text:style-name="T2">ρευστά, </text:span>θολά <text:span text:style-name="T3">και συνεχώς μεταβαλλόμενα.</text:span> Οι όλο και ακριβέστερες μέθοδοι εντοπισμού, οι ποιοτικότεροι αλγόριθμοι επεξεργασίας και οι σύγχρονοι δέκτες παρακολούθησης, προσφέρουν πλέον την δυνατότητα παρακολούθηση<text:span text:style-name="T3">ς</text:span> φαινομένων τόσο πριν και μετά την εξέλιξή τους αλλά και κατά την διάρκεια που συμβαίνουν. Το πεδίο όμως παραμένει ανοιχτό και ερευνητικά ενεργό. Η ακρίβεια του εντοπισμού, οι απαιτούμενοι ρυθμοί καταγραφής, οι βέλτιστες μεθοδολογίες επεξεργασίας, είναι μερικά από τα ανοιχτά ερωτήματα που παραμένουν κεντρικά.</text:p>
      <text:p text:style-name="P6">Τελευταία, <text:span text:style-name="T3">ο</text:span> <text:span text:style-name="T3">σε πραγματικό ή σχεδόν πραγματικό χρόνο εντοπισμός θέσης (και άλλων παραμέτρων), αποτελεί καίριο πεδίο έρευνας και καινοτομίας. Οι σύγχρονοι δέκτες επιτρέπουν την καταγραφή δεδομένων από παραπάνω του ενός GNSS και μάλιστα με υψηλούς ρυθμούς καταγραφής. Η χρήση τους όμως, παρά τα θετικά αποτελέσματα που μπορεί να αποφέρει, συνεπάγεται την εισαγωγή </text:span><text:soft-page-break/><text:span text:style-name="T3">(φυσικών και μη) περιορισμών και δυσχεραίνει την ποιοτική επεξεργασία των δεδομένων (περισσότερες παράμετροι, περισσότερα δεδομένα, ασυμβατότητες μεταξύ των συστημάτων, μεγάλη συσχέτιση συνεχόμενων παρατηρήσεων, ανομοιογενή δεδομένα/προϊόντα, υπολογιστικοί περιορισμοί, κτλ). </text:span></text:p>
      <text:p text:style-name="P6"><text:span text:style-name="T3">Ανοιχτό πεδίο έρευνας παραμένει και η επιλογή ενός βέλτιστου αλγόριθμου ή σχήματος επεξεργασίας για τις ανάγκες επεξεργασίας μεγάλου όγκου δεδομένων σε περιορισμένο χρονικό διάστημα. Η πλέον ακριβής μέθοδος επεξεργασίας δεδομένων GNSS είναι αυτή του σχετικού εντοπισμού (relative positioning), όπου χρειάζεται η χρήση πλέον του ενός σταθμού (δέκτη) για την επίτευξη λύσης. Τα τελευταία χρόνια όμως, έχει αναπτυχθεί και κερδίζει έδαφος (ειδικά σε περιπτώσεις όπου ο χρόνος επεξεργασίας είναι κρίσιμος) η μέθοδος του απόλυτου ακριβούς προσδιορισμού (Precise Point Positioning), όπου αρκεί η συλλογή δεδομένων από έναν δέκτη για να γίνει ποιοτικός εντοπισμός θέσης. Και οι δύο μεθοδολογίες προσφέρουν σημαντικά πλεονεκτήματα και είναι συνεχώς σε διαδικασία περαιτέρω ανάπτυξης προς επίτευξη ακόμη μεγαλύτερης ακρίβειας, με χρήση πιο περιορισμένων υπολογιστικών πόρων. Η περίπτωση του εντοπισμού σε πραγματικό ή σχεδόν πραγματικό χρόνο, αποτελεί ένα απαιτητικό πεδίο δοκιμής και ελέγχου των αποτελεσμάτων των διαφορετικών μεθοδολογιών.</text:span></text:p>
      <text:p text:style-name="P3">Υπό διερεύνηση παραμένει και η συμβολή των Δορυφορικών Συστημάτων Εντοπισμού στην μελέτη της ατμόσφαιρας. Τόσο η ιονόσφαιρα όσο και η τροπόσφαιρα επηρεάζουν σημαντικά το δορυφορικό σήμα· <text:span text:style-name="T4">οι σύγχρονες μέθοδοι εντοπισμού, προσφέρουν τη δυνατότητα (μέσω της συνεχώς αυξανόμενης ακρίβειας που προσφέρουν) τον διαχωρισμό και την επιμέρους μελέτη των επιδράσεων αυτών στο δορυφορικό σήμα. </text:span></text:p>
      <text:p text:style-name="P4"><text:span text:style-name="T7">Τέλος, τα τελευταία χρόνια έχουν αρχίσει να αναπτύσσονται από διάφορες χώρες συστήματα έγκαιρης προειδοποίησης (Early Warning Systems). Τα συστήματα αυτά, χρησιμοποιούν παρατηρήσεις (δορυφορικές ή/και επίγειες) και μετά από κατάλληλη επεξεργασία μπορούν να ειδοποιήσουν για επικείμενα βίαια φαινόμενα. Η χρήση και ενσωμάτωση των Παγκόσμιων <text:s/>Δορυφορικών Συστημάτων Εντοπισμού σε αυτά τα συστήματα είναι ακόμη σε πειραματικό στάδιο, τα πλεονεκτήματα όμως που μπορούν να προσφέρουν είναι σημαντικά και υπάρχει σε εξέλιξη μια προσπάθεια από την ερευνητική κοινότητα να βρεθούν ή και να προσαρμοστούν τεχνολογίες και μεθοδολογίες ώστε ο σε πραγματικό ή σχεδόν πραγματικό χρόνο εντοπισμός να προσφέρει και στον τομέα αυτό. Ήδη χώρες όπως η Ιαπωνία, με πολύ συχνά και μεγάλου μεγέθους σεισμικά επεισόδια, έχουν επενδύσει στην αναδυόμενη αυτή τεχνολογία.</text:span></text:p>
      <text:h text:style-name="P15" text:outline-level="1">Εννοιολογικό Πλαίσιο</text:h>
      <text:list xml:id="list2319820763507202584" text:style-name="WWNum9">
        <text:list-item>
          <text:p text:style-name="P1"/>
        </text:list-item>
      </text:list>
      <text:h text:style-name="P15" text:outline-level="1">Μεθοδολογία</text:h>
      <text:p text:style-name="P7">Θα γίνει επιλογή μόνιμων σταθμών καταγραφής GNSS με δυνατότητα <text:span text:style-name="T5">καταγραφής συνεχούς, σε υψηλή συχνότητα (τουλάχιστο 1 Hz)</text:span> <text:span text:style-name="T5">σήματος. Οι σταθμοί αυτοί δύναται να ανήκουν σε διαφορετικούς </text:span><text:soft-page-break/><text:span text:style-name="T5">οργανισμούς (εγχώριους ή/και αλλοδαπούς), με προϋπόθεση όμως, τα δεδομένα τους να είναι ελεύθερα διαθέσιμα ανά τακτά χρονικά διαστήματα και να είναι υψηλής ποιότητας. Θα προτιμηθούν δέκτες με δυνατότητα καταγραφής πλέον του ενός συστήματος GNSS (π.χ. GPS και GLONASS).</text:span></text:p>
      <text:p text:style-name="P7"><text:span text:style-name="T5">Θα αναπτυχθούν υπολογιστικές ρουτίνες, ώστε τα αρχεία καταγραφής να μεταφορτώνονται από τα ηλεκτρονικά αποθετήρια (όπου συλλέγονται αρχικά) σε εξυπηρετητή που ανήκει στο ΚΔΔ. Τα αρχεία θα ελέγχονται ως προς την πληρότητα και την ποιότητά τους και θα γίνεται προ-επεξεργασία των παρατηρήσεων. Αυτό θα έχει ως αποτέλεσμα να μην συμμετέχουν στην επεξεργασία δεδομένα που μπορούν να μειώσουν την ποιότητα της επεξεργασίας, να αυξήσουν σημαντικά τον χρόνο για την απαιτούμενη (μετέπειτα) ανάλυση και τέλος να την καταστήσουν αδύνατη ή/και χρονοβόρα. Επίσης, με αυτόν τον τρόπο θα μπορεί να γίνεται αναγνώριση σταθμών όπου οι δέκτες παρουσιάζουν πρόβλημα στην συλλογή, καταγραφή ή μεταφόρτωση δεδομένων.</text:span></text:p>
      <text:p text:style-name="P8">Έπειτα, θα ακολουθεί η επεξεργασία τους <text:span text:style-name="T6">με κατάλληλο λογισμικό, σχεδιασμένο για επιλύσεις ακριβείας δορυφορικών δεδομένων. Η ακριβής μεθοδολογία (σχετικός ή/και απόλυτος προσδιορισμός) καθώς και οι παράμετροι των επιμέρους αλγορίθμων είναι (όπως αναφέρθηκε παραπάνω) θέμα προς διερεύνηση. Θα δοκιμαστούν και ελεγχθούν και οι δύο μεθοδολογίες (απόλυτος και σχετικός εντοπισμός) μέσα από διάφορα σχήματα επεξεργασίας και θα αξιολογηθούν τα παραγόμενα αποτελέσματα τόσο ως προς την ποιότητά τους (αξιοπιστία και ακρίβεια λύσεων) όσο και ως προς τους απαιτούμενους υπολογιστικούς πόρους (υπολογιστική ισχύς και χρόνος). Θα γίνουν τροποποιήσεις και διερεύνηση κατάλληλων παραμέτρων ώστε οι επιμέρους αλγόριθμοι ανάλυσης (π.χ. επίλυση κώδικα, επίλυση ασαφειών φάσης, εκτίμηση διαφορετικών ειδών σφαλμάτων) να προσαρμοστούν όσο το δυνατόν καλύτερα στον απαιτούμενο στόχο. Ακόμη, θα δοκιμαστούν επιλύσεις με πλέον του ενός συστήματος GNSS (π.χ. GPS και GLONASS), ώστε να διερευνηθούν και να αξιολογηθούν τα πλεονεκτήματα και μειονεκτήματά τους και φυσικά του συνδυασμού τους.</text:span></text:p>
      <text:p text:style-name="P9">Στο τέλος του παραπάνω σταδίου, θα γίνεται εκτίμηση των παραμέτρων ενδιαφέροντος. Αυτές θα είναι <text:s/>η θέση κάθε σταθμού (σε τρισδιάστατο παγκόσμιο σύστημα αναφοράς) αλλά και οι επιδράσεις της ατμόσφαιρας (τροπόσφαιρα και ιονόσφαιρα). <text:span text:style-name="T17">Με τον τρόπο αυτό, θα έχουμε συνεχής, ανά δύο ώρες καινούριες εκτιμήσεις για όλες τις προαναφερθείσες παραμέτρους, οπότε θα μπορούμε να παρακολουθούμε σε σχεδόν πραγματικό χρόνο οποιαδήποτε μεταβολή. Αξίζει να σημειωθεί, ότι οι παράμετροι ενδιαφέροντος μπορούν να αυξηθούν ανάλογα με την μεθοδολογία που θα επιλεγεί, τις ανάγκες που θα προκύψουν και το σχήμα επεξεργασίας που θα επιλεγεί (π.χ. για πλέον του ενός συστήματος GNSS μπορούν να εκτιμηθούν παράμετροι που αφορούν στην μη συμβατότητά τους). Επίσης, ανάλογα με τις ανάγκες της ερευνητικής κοινότητας, μπορούν να επιλεγούν και επιπλέον παράμετροι προς εκτίμηση. Τα αποτελέσματα θα καταγράφονται σε αρχεία σύμφωνα με τα διεθνή πρότυπα (format) και θα μεταφορτώνονται σε διακομιστή του Κέντρου Δορυφόρων Διονύσου, από όπου θα είναι ελεύθερα προσπελάσιμα από όλους τους ενδιαφερόμενους. Έτσι, αν π.χ. κάποια Ελληνική ή/και διεθνής υπηρεσία μελετά την ατμόσφαιρα, θα μπορεί να έχει πρόσβαση στις εκτιμήσεις με ανανεωμένα αποτελέσματα ανά δύο ώρες.</text:span></text:p>
      <text:p text:style-name="P10">Μετά την εκτίμηση των παραμέτρων ενδιαφέροντος, θα ακολουθεί η μεταφόρτωση, αποθήκευση και διάθεση των αποτελεσμάτων, αλλά και χρήση τους για την on-line παρακολούθησή τους. Πιο <text:soft-page-break/>συγκεκριμένα, θα δημιουργηθεί ιστοσελίδα (που θα στεγάζεται στην ιστοσελίδα του ΚΔΔ), όπου τα αποτελέσματα θα απεικονίζονται γραφικά για κάθε σταθμό. Έτσι, θα υπάρχουν (για κάθε σταθμό) χρονοσειρές θέσης (για κάθε συνιστώσα), με <text:span text:style-name="T35">ανανεούμενα</text:span> αποτελέσματα (εκτιμήσεις) ανά δύο ώρες. Οι <text:span text:style-name="T35">καινούριες</text:span> εκτιμήσεις θα <text:span text:style-name="T35">ενσωματώνονται</text:span> στις ήδη υπάρχουσες, μέσω μοντελοποίησης με χρήση φίλτρου Kalman. <text:span text:style-name="T18">Με τον τρόπο αυτό θα μπορούν να εντοπιστούν σε πολύ μικρό χρόνο τυχών βίαιες ή ραγδαίες μεταβολές στην κίνηση ενός σταθμού. Το γεγονός αυτό είναι ιδιαίτερα σημαντικό, καθώς π.χ. σε περίπτωση τεκτονικών/σεισμικών φαινομένων, θα μπορούμε να έχουμε σε σχεδόν σε πραγματικό χρόνο τις μετακινήσεις που έχουν συντελεστεί στον στερεό φλοιό (αν το σεισμικό γεγονός συντελεστεί κοντά σε κάποιον από τους επιλεγμένους σταθμούς).</text:span></text:p>
      <text:p text:style-name="P5"><text:span text:style-name="T19">Να σημειωθεί πως τα παραπάνω βήματα (ανάκτηση και έλεγχος δεδομένων, επεξεργασία, εκτίμηση παραμέτρων ενδιαφέροντος, διάθεση στο διαδίκτυο και απεικόνιση στην ιστοσελίδα) θα επαναλαμβάνονται κάθε δύο ώρες, με πλήρως αυτοματοποιημένο τρόπο, χωρίς τη συμβολή χρήστη.</text:span></text:p>
      <text:p text:style-name="P11">Τέλος, θα γίνει προσπάθεια περαιτέρω μείωσης του χρόν<text:span text:style-name="T20">ου υστέρησης των δύο ωρών, σταδιακά, σε μικρότερα χρονικά διαστήματα (μίας ώρας και έπειτα μισής ώρας). Τα αποτελέσματα θα καταγραφούν και θα αξιολογηθούν με στόχο την όσο το δυνατόν βέλτιστη προσέγγιση ενός συστήματος παρακολούθησης σε πραγματικό χρόνο και την πιθανότητα δημιουργίας ή/και χρήσης των GNSS σε συστήματα έγκαιρης προειδοποίησης.</text:span></text:p>
      <text:h text:style-name="P15" text:outline-level="1">Καινοτομία της Ερευνητικής Πρότασης</text:h>
      <text:p text:style-name="P12">Η συνήθης έως τώρα πρακτική στην επεξεργασία παρατηρήσεων GNSS για εφαρμογές μεγάλης ακρίβειας, είναι η συγκέντρωση μεγάλου όγκου δεδομένων (τυπικά <text:span text:style-name="T35">ημερήσια</text:span> αρχεία) και η μετέπειτα επεξεργασία τους. <text:span text:style-name="T21">Μόλις τα τελευταία χρόνια, με την εξέλιξη των υλικοτεχνικών μέσων (κυρίως νέες τεχνολογίες δεκτών, ηλεκτρονικών υπολογιστών και ανταλλαγής δεδομένων) αλλά και την βελτίωση των υφιστάμενων αλγορίθμων και μοντέλων επεξεργασίας, έχει καταστεί πλέον δυνατή η ανταλλαγή και επεξεργασία δεδομένων σε σχεδόν πραγματικό ή πραγματικό χρόνο.</text:span></text:p>
      <text:p text:style-name="P13">Το εγχείρημα της παρακολούθησης σταθμών καταγραφής GNSS έχει επιχειρηθεί σε ορισμένα διεθνή κέντρα με μεικτά αποτελέσματα και για διαφορετικούς σκοπούς. Δεν υπάρχει έως τώρα μια <text:span text:style-name="T35">προτυποποιημένη</text:span> μεθοδολογία ανάλυσης· τα χρησιμοποιούμενα μοντέλα, αλγόριθμοι και επιλογές επεξεργασίας διαφέρουν σημαντικά <text:span text:style-name="T22">και βασίζονται στις κατά καιρούς και ανά τόπους ανάγκες. Φιλοδοξία της παρούσας πρότασης είναι να προσφέρει στον τομέα αυτό. Να καταδείξει τα πλεονεκτήματα και τα μειονεκτήματα των διαφορετικών μεθόδων, να αναδείξει νέες και να προτείνει μία βέλτιστη μέθοδο προσανατολισμένη στην ανάλυση δεδομένων GNSS για παρακολούθηση του στερεού φλοιού σε σχεδόν πραγματικό χρόνο.</text:span></text:p>
      <text:p text:style-name="P14">Ο Ελληνικός χώρος (όπως αναφέρεται και παραπάνω), αποτελεί ένα φυσ<text:span text:style-name="T24">ι</text:span>κό εργαστήριο, μία ενδεδειγμένη περιοχή όπου το προτεινόμενο πλαίσιο μπορεί να δοκιμαστεί και να αξιολογηθεί. Το πλήθος και η συχνότητα των βίαιων τεκτονικών φαινομένων που λαμβάνουν χώρα στην Ελλάδα, προσφέρεται για την δημιουργία ενός συστήματος παρακολούθησης, όπου οι μεθοδολογίες και οι νέες τεχνολογίες μπορούν να δοκιμαστούν στην πράξη, σε συνθήκες <text:span text:style-name="T23">δυσχερής και ανομοιόμορφες.</text:span></text:p>
      <text:h text:style-name="P15" text:outline-level="1"><text:soft-page-break/>Συνεισφορά στη Θεωρητική ή/και Εφαρμοσμένη Επιστημονική Γνώση</text:h>
      <text:list xml:id="list7652184865286413054" text:style-name="WWNum8">
        <text:list-item>
          <text:p text:style-name="P2">συνεισφορά σε Γεωλογία, Ηφαιστειολογία, ατμοσφαιρικά</text:p>
        </text:list-item>
        <text:list-item>
          <text:p text:style-name="P2">συνεισφορά στην κατανόηση του ελληνικού υποβάθρου</text:p>
        </text:list-item>
        <text:list-item>
          <text:p text:style-name="P2">συνεισφορά στην γεωδαισία</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OpenSymbol1" svg:font-family="OpenSymbol" style:font-family-generic="system" style:font-pitch="variable"/>
    <style:font-face style:name="Source Han Sans CN Regular" svg:font-family="'Source Han Sans CN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Label_20_277" style:display-name="ListLabel 277"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plex="OpenSymbol1" style:font-family-complex="OpenSymbol" style:font-family-generic-complex="system" style:font-pitch-complex="variable"/>
    </style:style>
    <style:style style:name="ListLabel_20_258" style:display-name="ListLabel 258"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alibri" fo:font-family="Calibri" style:font-family-generic="roman" style:font-pitch="variable" fo:font-size="9pt" style:font-size-asian="9pt"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alibri" fo:font-family="Calibri" style:font-family-generic="roman" style:font-pitch="variable"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plex="OpenSymbol1" style:font-family-complex="OpenSymbol" style:font-family-generic-complex="system" style:font-pitch-complex="variable"/>
    </style:style>
    <style:style style:name="ListLabel_20_276" style:display-name="ListLabel 276" style:family="text">
      <style:text-properties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bullet text:level="1" text:style-name="ListLabel_20_27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7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8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8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8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8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8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8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5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5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5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5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8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8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8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9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9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9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9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9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5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6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6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6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6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6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6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6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7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7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7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7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7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7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9:02:28.174379574</meta:creation-date>
    <dc:date>2017-02-08T12:39:07.588280405</dc:date>
    <meta:editing-duration>PT4H5M18S</meta:editing-duration>
    <meta:editing-cycles>71</meta:editing-cycles>
    <meta:generator>LibreOffice/5.2.5.1$Linux_X86_64 LibreOffice_project/20$Build-1</meta:generator>
    <meta:document-statistic meta:table-count="0" meta:image-count="0" meta:object-count="0" meta:page-count="6" meta:paragraph-count="37" meta:word-count="2115" meta:character-count="15461" meta:non-whitespace-character-count="13368"/>
  </office:meta>
</office:document-meta>
</file>